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7807in"/>
    </style:style>
    <style:style style:name="co10" style:family="table-column">
      <style:table-column-properties fo:break-before="auto" style:column-width="0.7701in"/>
    </style:style>
    <style:style style:name="co11" style:family="table-column">
      <style:table-column-properties fo:break-before="auto" style:column-width="0.8909in"/>
    </style:style>
    <style:style style:name="co12" style:family="table-column">
      <style:table-column-properties fo:break-before="auto" style:column-width="1.252in"/>
    </style:style>
    <style:style style:name="co13" style:family="table-column">
      <style:table-column-properties fo:break-before="auto" style:column-width="0.76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5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CN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office:value-type="float" office:value="2.009" calcext:value-type="float">
            <text:p>2.009</text:p>
          </table:table-cell>
          <table:table-cell office:value-type="float" office:value="8464" calcext:value-type="float">
            <text:p>8464</text:p>
          </table:table-cell>
          <table:table-cell office:value-type="float" office:value="17005.9023" calcext:value-type="float">
            <text:p>17005.9023</text:p>
          </table:table-cell>
          <table:table-cell office:value-type="float" office:value="2.6134" calcext:value-type="float">
            <text:p>2.6134</text:p>
          </table:table-cell>
          <table:table-cell office:value-type="float" office:value="1.6797" calcext:value-type="float">
            <text:p>1.6797</text:p>
          </table:table-cell>
          <table:table-cell table:style-name="ce5" office:value-type="float" office:value="42.0652" calcext:value-type="float">
            <text:p>42.0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office:value-type="float" office:value="2.042" calcext:value-type="float">
            <text:p>2.042</text:p>
          </table:table-cell>
          <table:table-cell office:value-type="float" office:value="8464" calcext:value-type="float">
            <text:p>8464</text:p>
          </table:table-cell>
          <table:table-cell office:value-type="float" office:value="17286.7365" calcext:value-type="float">
            <text:p>17286.7365</text:p>
          </table:table-cell>
          <table:table-cell office:value-type="float" office:value="3.069" calcext:value-type="float">
            <text:p>3.069</text:p>
          </table:table-cell>
          <table:table-cell office:value-type="float" office:value="1.8704" calcext:value-type="float">
            <text:p>1.8704</text:p>
          </table:table-cell>
          <table:table-cell office:value-type="float" office:value="25.1739" calcext:value-type="float">
            <text:p>25.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5" office:value-type="float" office:value="2.1614" calcext:value-type="float">
            <text:p>2.1614</text:p>
          </table:table-cell>
          <table:table-cell office:value-type="float" office:value="8464" calcext:value-type="float">
            <text:p>8464</text:p>
          </table:table-cell>
          <table:table-cell table:style-name="ce5" office:value-type="float" office:value="18294.4246" calcext:value-type="float">
            <text:p>18294.4246</text:p>
          </table:table-cell>
          <table:table-cell office:value-type="float" office:value="2.7564" calcext:value-type="float">
            <text:p>2.7564</text:p>
          </table:table-cell>
          <table:table-cell office:value-type="float" office:value="1.9478" calcext:value-type="float">
            <text:p>1.9478</text:p>
          </table:table-cell>
          <table:table-cell office:value-type="float" office:value="21.7391" calcext:value-type="float">
            <text:p>21.7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office:value-type="float" office:value="2.1401" calcext:value-type="float">
            <text:p>2.1401</text:p>
          </table:table-cell>
          <table:table-cell office:value-type="float" office:value="8464" calcext:value-type="float">
            <text:p>8464</text:p>
          </table:table-cell>
          <table:table-cell office:value-type="float" office:value="18114.3716" calcext:value-type="float">
            <text:p>18114.3716</text:p>
          </table:table-cell>
          <table:table-cell table:style-name="ce5" office:value-type="float" office:value="2.5894" calcext:value-type="float">
            <text:p>2.5894</text:p>
          </table:table-cell>
          <table:table-cell table:style-name="ce5" office:value-type="float" office:value="1.631" calcext:value-type="float">
            <text:p>1.631</text:p>
          </table:table-cell>
          <table:table-cell office:value-type="float" office:value="36.3478" calcext:value-type="float">
            <text:p>36.347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5" office:value-type="float" office:value="3.012" calcext:value-type="float">
            <text:p>3.012</text:p>
          </table:table-cell>
          <table:table-cell table:style-name="ce6" office:value-type="float" office:value="8464" calcext:value-type="float">
            <text:p>8464</text:p>
          </table:table-cell>
          <table:table-cell table:style-name="ce5" office:value-type="float" office:value="25499.0112" calcext:value-type="float">
            <text:p>25499.011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.9243" calcext:value-type="float">
            <text:p>1.9243</text:p>
          </table:table-cell>
          <table:table-cell table:style-name="ce6" office:value-type="float" office:value="89.0217" calcext:value-type="float">
            <text:p>89.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2.5236" calcext:value-type="float">
            <text:p>2.5236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1360.054" calcext:value-type="float">
            <text:p>21360.054</text:p>
          </table:table-cell>
          <table:table-cell table:style-name="ce6" office:value-type="float" office:value="2.6439" calcext:value-type="float">
            <text:p>2.6439</text:p>
          </table:table-cell>
          <table:table-cell table:style-name="ce6" office:value-type="float" office:value="2.0471" calcext:value-type="float">
            <text:p>2.0471</text:p>
          </table:table-cell>
          <table:table-cell table:style-name="ce6" office:value-type="float" office:value="33.2826" calcext:value-type="float">
            <text:p>33.2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1.9644" calcext:value-type="float">
            <text:p>1.9644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6626.5591" calcext:value-type="float">
            <text:p>16626.5591</text:p>
          </table:table-cell>
          <table:table-cell table:style-name="ce6" office:value-type="float" office:value="3.95" calcext:value-type="float">
            <text:p>3.95</text:p>
          </table:table-cell>
          <table:table-cell table:style-name="ce6" office:value-type="float" office:value="1.7332" calcext:value-type="float">
            <text:p>1.7332</text:p>
          </table:table-cell>
          <table:table-cell table:style-name="ce6" office:value-type="float" office:value="24.4783" calcext:value-type="float">
            <text:p>24.4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2.1751" calcext:value-type="float">
            <text:p>2.175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8410.0986" calcext:value-type="float">
            <text:p>18410.0986</text:p>
          </table:table-cell>
          <table:table-cell table:style-name="ce5" office:value-type="float" office:value="2.4411" calcext:value-type="float">
            <text:p>2.4411</text:p>
          </table:table-cell>
          <table:table-cell table:style-name="ce5" office:value-type="float" office:value="1.2467" calcext:value-type="float">
            <text:p>1.2467</text:p>
          </table:table-cell>
          <table:table-cell table:style-name="ce5" office:value-type="float" office:value="46.3913" calcext:value-type="float">
            <text:p>46.3913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N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office:value-type="float" office:value="1.842" calcext:value-type="float">
            <text:p>1.842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5590.9297" calcext:value-type="float">
            <text:p>15590.9297</text:p>
          </table:table-cell>
          <table:table-cell table:style-name="ce6" office:value-type="float" office:value="3.2125" calcext:value-type="float">
            <text:p>3.2125</text:p>
          </table:table-cell>
          <table:table-cell table:style-name="ce6" office:value-type="float" office:value="1.8338" calcext:value-type="float">
            <text:p>1.8338</text:p>
          </table:table-cell>
          <table:table-cell table:style-name="ce6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3.9069" calcext:value-type="float">
            <text:p>3.9069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33068.289" calcext:value-type="float">
            <text:p>33068.289</text:p>
          </table:table-cell>
          <table:table-cell table:style-name="ce6" office:value-type="float" office:value="6.7449" calcext:value-type="float">
            <text:p>6.7449</text:p>
          </table:table-cell>
          <table:table-cell table:style-name="ce6" office:value-type="float" office:value="3.9069" calcext:value-type="float">
            <text:p>3.906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32.0783" calcext:value-type="float">
            <text:p>32.0783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71510.6386" calcext:value-type="float">
            <text:p>271510.6386</text:p>
          </table:table-cell>
          <table:table-cell table:style-name="ce6" office:value-type="float" office:value="42.6503" calcext:value-type="float">
            <text:p>42.6503</text:p>
          </table:table-cell>
          <table:table-cell table:style-name="ce6" office:value-type="float" office:value="32.0783" calcext:value-type="float">
            <text:p>32.07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69.9046" calcext:value-type="float">
            <text:p>69.9046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591672.2007" calcext:value-type="float">
            <text:p>591672.2007</text:p>
          </table:table-cell>
          <table:table-cell table:style-name="ce6" office:value-type="float" office:value="99.976" calcext:value-type="float">
            <text:p>99.976</text:p>
          </table:table-cell>
          <table:table-cell table:style-name="ce6" office:value-type="float" office:value="69.9046" calcext:value-type="float">
            <text:p>69.904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table:formula="of:=[.B2]/7" office:value-type="float" office:value="0.263142857142857" calcext:value-type="float">
            <text:p>0.263142857142857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2]/7" office:value-type="float" office:value="2227.27567142857" calcext:value-type="float">
            <text:p>2227.27567142857</text:p>
          </table:table-cell>
          <table:table-cell table:style-name="ce6" table:formula="of:=[.E2]/7" office:value-type="float" office:value="0.458928571428571" calcext:value-type="float">
            <text:p>0.458928571428571</text:p>
          </table:table-cell>
          <table:table-cell table:style-name="ce6" table:formula="of:=[.F2]/7" office:value-type="float" office:value="0.261971428571429" calcext:value-type="float">
            <text:p>0.261971428571429</text:p>
          </table:table-cell>
          <table:table-cell table:style-name="ce6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table:formula="of:=[.B3]/16" office:value-type="float" office:value="0.24418125" calcext:value-type="float">
            <text:p>0.2441812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3]/16" office:value-type="float" office:value="2066.7680625" calcext:value-type="float">
            <text:p>2066.7680625</text:p>
          </table:table-cell>
          <table:table-cell table:style-name="ce6" table:formula="of:=[.E3]/16" office:value-type="float" office:value="0.42155625" calcext:value-type="float">
            <text:p>0.42155625</text:p>
          </table:table-cell>
          <table:table-cell table:style-name="ce5" table:formula="of:=[.F3]/16" office:value-type="float" office:value="0.24418125" calcext:value-type="float">
            <text:p>0.2441812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table:formula="of:=[.B4]/128" office:value-type="float" office:value="0.25061171875" calcext:value-type="float">
            <text:p>0.250611718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4]/128" office:value-type="float" office:value="2121.1768640625" calcext:value-type="float">
            <text:p>2121.1768640625</text:p>
          </table:table-cell>
          <table:table-cell table:style-name="ce5" table:formula="of:=[.E4]/128" office:value-type="float" office:value="0.33320546875" calcext:value-type="float">
            <text:p>0.33320546875</text:p>
          </table:table-cell>
          <table:table-cell table:style-name="ce6" table:formula="of:=[.F4]/128" office:value-type="float" office:value="0.25061171875" calcext:value-type="float">
            <text:p>0.25061171875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PANNs</text:p>
          </table:table-cell>
          <table:table-cell table:style-name="ce5" table:formula="of:=[.B5]/256" office:value-type="float" office:value="0.27306484375" calcext:value-type="float">
            <text:p>0.27306484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5]/256" office:value-type="float" office:value="2311.21953398438" calcext:value-type="float">
            <text:p>2311.21953398438</text:p>
          </table:table-cell>
          <table:table-cell table:style-name="ce6" table:formula="of:=[.E5]/256" office:value-type="float" office:value="0.39053125" calcext:value-type="float">
            <text:p>0.39053125</text:p>
          </table:table-cell>
          <table:table-cell table:style-name="ce6" table:formula="of:=[.F5]/256" office:value-type="float" office:value="0.27306484375" calcext:value-type="float">
            <text:p>0.27306484375</text:p>
          </table:table-cell>
          <table:table-cell table:style-name="ce6" table:formula="of:=[.G5]/256" office:value-type="float" office:value="0" calcext:value-type="float">
            <text:p>0</text:p>
          </table:table-cell>
          <table:table-cell/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_VAE" table:style-name="ta1">
        <table:table-column table:style-name="co1" table:default-cell-style-name="ce3"/>
        <table:table-column table:style-name="co2" table:number-columns-repeated="6" table:default-cell-style-name="ce4"/>
        <table:table-column table:style-name="co3" table:number-columns-repeated="1016" table:default-cell-style-name="ce4"/>
        <table:table-column table:style-name="co4" table:default-cell-style-name="ce4"/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nnectivity</text:p>
          </table:table-cell>
          <table:table-cell table:style-name="ce2" office:value-type="string" calcext:value-type="string">
            <text:p>Total Weight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style-name="ce2" office:value-type="string" calcext:value-type="string">
            <text:p>Betweeness Centrality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office:value-type="float" office:value="1.8701" calcext:value-type="float">
            <text:p>1.870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15828.815" calcext:value-type="float">
            <text:p>15828.815</text:p>
          </table:table-cell>
          <table:table-cell table:style-name="ce6" office:value-type="float" office:value="3.2358" calcext:value-type="float">
            <text:p>3.2358</text:p>
          </table:table-cell>
          <table:table-cell table:style-name="ce6" office:value-type="float" office:value="1.8556" calcext:value-type="float">
            <text:p>1.8556</text:p>
          </table:table-cell>
          <table:table-cell table:style-name="ce6" office:value-type="float" office:value="8.1522" calcext:value-type="float">
            <text:p>8.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office:value-type="float" office:value="4.0401" calcext:value-type="float">
            <text:p>4.040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34195.5691" calcext:value-type="float">
            <text:p>34195.5691</text:p>
          </table:table-cell>
          <table:table-cell table:style-name="ce6" office:value-type="float" office:value="6.9822" calcext:value-type="float">
            <text:p>6.9822</text:p>
          </table:table-cell>
          <table:table-cell table:style-name="ce6" office:value-type="float" office:value="4.0401" calcext:value-type="float">
            <text:p>4.04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6" office:value-type="float" office:value="35.1628" calcext:value-type="float">
            <text:p>35.1628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297617.9692" calcext:value-type="float">
            <text:p>297617.9692</text:p>
          </table:table-cell>
          <table:table-cell table:style-name="ce6" office:value-type="float" office:value="46.5741" calcext:value-type="float">
            <text:p>46.5741</text:p>
          </table:table-cell>
          <table:table-cell table:style-name="ce6" office:value-type="float" office:value="35.1628" calcext:value-type="float">
            <text:p>35.16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office:value-type="float" office:value="69.1911" calcext:value-type="float">
            <text:p>69.1911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office:value-type="float" office:value="585633.0934" calcext:value-type="float">
            <text:p>585633.0934</text:p>
          </table:table-cell>
          <table:table-cell table:style-name="ce6" office:value-type="float" office:value="87.5849" calcext:value-type="float">
            <text:p>87.5849</text:p>
          </table:table-cell>
          <table:table-cell table:style-name="ce6" office:value-type="float" office:value="69.1911" calcext:value-type="float">
            <text:p>69.19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6" table:formula="of:=[.B2]/7" office:value-type="float" office:value="0.267157142857143" calcext:value-type="float">
            <text:p>0.267157142857143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2]/7" office:value-type="float" office:value="2261.25928571429" calcext:value-type="float">
            <text:p>2261.25928571429</text:p>
          </table:table-cell>
          <table:table-cell table:style-name="ce6" table:formula="of:=[.E2]/7" office:value-type="float" office:value="0.462257142857143" calcext:value-type="float">
            <text:p>0.462257142857143</text:p>
          </table:table-cell>
          <table:table-cell table:style-name="ce6" table:formula="of:=[.F2]/7" office:value-type="float" office:value="0.265085714285714" calcext:value-type="float">
            <text:p>0.265085714285714</text:p>
          </table:table-cell>
          <table:table-cell table:style-name="ce6" table:formula="of:=[.G2]/7" office:value-type="float" office:value="1.1646" calcext:value-type="float">
            <text:p>1.1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6" table:formula="of:=[.B3]/16" office:value-type="float" office:value="0.25250625" calcext:value-type="float">
            <text:p>0.2525062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3]/16" office:value-type="float" office:value="2137.22306875" calcext:value-type="float">
            <text:p>2137.22306875</text:p>
          </table:table-cell>
          <table:table-cell table:style-name="ce6" table:formula="of:=[.E3]/16" office:value-type="float" office:value="0.4363875" calcext:value-type="float">
            <text:p>0.4363875</text:p>
          </table:table-cell>
          <table:table-cell table:style-name="ce6" table:formula="of:=[.F3]/16" office:value-type="float" office:value="0.25250625" calcext:value-type="float">
            <text:p>0.25250625</text:p>
          </table:table-cell>
          <table:table-cell table:style-name="ce6" table:formula="of:=[.G3]/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5" table:formula="of:=[.B4]/128" office:value-type="float" office:value="0.274709375" calcext:value-type="float">
            <text:p>0.274709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4]/128" office:value-type="float" office:value="2325.140384375" calcext:value-type="float">
            <text:p>2325.140384375</text:p>
          </table:table-cell>
          <table:table-cell table:style-name="ce6" table:formula="of:=[.E4]/128" office:value-type="float" office:value="0.36386015625" calcext:value-type="float">
            <text:p>0.36386015625</text:p>
          </table:table-cell>
          <table:table-cell table:style-name="ce6" table:formula="of:=[.F4]/128" office:value-type="float" office:value="0.274709375" calcext:value-type="float">
            <text:p>0.274709375</text:p>
          </table:table-cell>
          <table:table-cell table:style-name="ce6" table:formula="of:=[.G4]/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6" table:formula="of:=[.B5]/256" office:value-type="float" office:value="0.270277734375" calcext:value-type="float">
            <text:p>0.270277734375</text:p>
          </table:table-cell>
          <table:table-cell table:style-name="ce6" office:value-type="float" office:value="8464" calcext:value-type="float">
            <text:p>8464</text:p>
          </table:table-cell>
          <table:table-cell table:style-name="ce6" table:formula="of:=[.D5]/256" office:value-type="float" office:value="2287.62927109375" calcext:value-type="float">
            <text:p>2287.62927109375</text:p>
          </table:table-cell>
          <table:table-cell table:style-name="ce5" table:formula="of:=[.E5]/256" office:value-type="float" office:value="0.342128515625" calcext:value-type="float">
            <text:p>0.342128515625</text:p>
          </table:table-cell>
          <table:table-cell table:style-name="ce5" table:formula="of:=[.F5]/256" office:value-type="float" office:value="0.270277734375" calcext:value-type="float">
            <text:p>0.270277734375</text:p>
          </table:table-cell>
          <table:table-cell table:style-name="ce6" table:formula="of:=[.G5]/256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315" calcext:value-type="float">
            <text:p>1.1315</text:p>
          </table:table-cell>
          <table:table-cell table:style-name="ce6" office:value-type="float" office:value="0.8142" calcext:value-type="float">
            <text:p>0.8142</text:p>
          </table:table-cell>
          <table:table-cell table:number-columns-repeated="3"/>
          <table:table-cell table:style-name="ce4" office:value-type="string" calcext:value-type="string">
            <text:p><text:span text:style-name="T1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94" calcext:value-type="float">
            <text:p>0.9994</text:p>
          </table:table-cell>
          <table:table-cell table:style-name="ce6" office:value-type="float" office:value="0.7703" calcext:value-type="float">
            <text:p>0.7703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379" calcext:value-type="float">
            <text:p>0.8379</text:p>
          </table:table-cell>
          <table:table-cell table:style-name="ce6" office:value-type="float" office:value="0.758" calcext:value-type="float">
            <text:p>0.75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092" calcext:value-type="float">
            <text:p>0.8092</text:p>
          </table:table-cell>
          <table:table-cell table:style-name="ce5" office:value-type="float" office:value="0.7523" calcext:value-type="float">
            <text:p>0.7523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31" calcext:value-type="float">
            <text:p>0.0831</text:p>
          </table:table-cell>
          <table:table-cell table:style-name="ce6" office:value-type="float" office:value="3.6335" calcext:value-type="float">
            <text:p>3.6335</text:p>
          </table:table-cell>
          <table:table-cell table:style-name="ce6" office:value-type="float" office:value="2.0427" calcext:value-type="float">
            <text:p>2.04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53" calcext:value-type="float">
            <text:p>0.0853</text:p>
          </table:table-cell>
          <table:table-cell table:style-name="ce6" office:value-type="float" office:value="3.0975" calcext:value-type="float">
            <text:p>3.0975</text:p>
          </table:table-cell>
          <table:table-cell table:style-name="ce6" office:value-type="float" office:value="1.85" calcext:value-type="float">
            <text:p>1.8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3.0534" calcext:value-type="float">
            <text:p>3.0534</text:p>
          </table:table-cell>
          <table:table-cell table:style-name="ce6" office:value-type="float" office:value="1.7622" calcext:value-type="float">
            <text:p>1.76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0872" calcext:value-type="float">
            <text:p>0.0872</text:p>
          </table:table-cell>
          <table:table-cell table:style-name="ce5" office:value-type="float" office:value="3.0149" calcext:value-type="float">
            <text:p>3.0149</text:p>
          </table:table-cell>
          <table:table-cell table:style-name="ce5" office:value-type="float" office:value="1.7514" calcext:value-type="float">
            <text:p>1.7514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" table:style-name="ta3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271" calcext:value-type="float">
            <text:p>1.0271</text:p>
          </table:table-cell>
          <table:table-cell table:style-name="ce5" office:value-type="float" office:value="0.7352" calcext:value-type="float">
            <text:p>0.7352</text:p>
          </table:table-cell>
          <table:table-cell table:number-columns-repeated="3"/>
          <table:table-cell table:style-name="ce4" office:value-type="string" calcext:value-type="string">
            <text:p><text:span text:style-name="T1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311" calcext:value-type="float">
            <text:p>1.0311</text:p>
          </table:table-cell>
          <table:table-cell table:style-name="ce6" office:value-type="float" office:value="0.7627" calcext:value-type="float">
            <text:p>0.7627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8204" calcext:value-type="float">
            <text:p>0.8204</text:p>
          </table:table-cell>
          <table:table-cell table:style-name="ce6" office:value-type="float" office:value="0.7734" calcext:value-type="float">
            <text:p>0.773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496" calcext:value-type="float">
            <text:p>0.8496</text:p>
          </table:table-cell>
          <table:table-cell table:style-name="ce6" office:value-type="float" office:value="0.8218" calcext:value-type="float">
            <text:p>0.82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0824" calcext:value-type="float">
            <text:p>0.0824</text:p>
          </table:table-cell>
          <table:table-cell table:style-name="ce6" office:value-type="float" office:value="3.3025" calcext:value-type="float">
            <text:p>3.3025</text:p>
          </table:table-cell>
          <table:table-cell table:style-name="ce6" office:value-type="float" office:value="1.7698" calcext:value-type="float">
            <text:p>1.769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0898" calcext:value-type="float">
            <text:p>0.0898</text:p>
          </table:table-cell>
          <table:table-cell table:style-name="ce6" office:value-type="float" office:value="3.087" calcext:value-type="float">
            <text:p>3.087</text:p>
          </table:table-cell>
          <table:table-cell table:style-name="ce6" office:value-type="float" office:value="1.7423" calcext:value-type="float">
            <text:p>1.74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2.3565" calcext:value-type="float">
            <text:p>2.3565</text:p>
          </table:table-cell>
          <table:table-cell table:style-name="ce5" office:value-type="float" office:value="1.496" calcext:value-type="float">
            <text:p>1.49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1037" calcext:value-type="float">
            <text:p>0.1037</text:p>
          </table:table-cell>
          <table:table-cell table:style-name="ce5" office:value-type="float" office:value="1.6785" calcext:value-type="float">
            <text:p>1.6785</text:p>
          </table:table-cell>
          <table:table-cell table:style-name="ce6" office:value-type="float" office:value="1.5653" calcext:value-type="float">
            <text:p>1.5653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_semi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418" calcext:value-type="float">
            <text:p>1.1418</text:p>
          </table:table-cell>
          <table:table-cell table:style-name="ce5" office:value-type="float" office:value="0.6839" calcext:value-type="float">
            <text:p>0.6839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<text:span text:style-name="T1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27" calcext:value-type="float">
            <text:p>1.127</text:p>
          </table:table-cell>
          <table:table-cell table:style-name="ce6" office:value-type="float" office:value="0.7066" calcext:value-type="float">
            <text:p>0.7066</text:p>
          </table:table-cell>
          <table:table-cell table:style-name="ce6"/>
          <table:table-cell table:number-columns-repeated="2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0879" calcext:value-type="float">
            <text:p>1.0879</text:p>
          </table:table-cell>
          <table:table-cell table:style-name="ce6" office:value-type="float" office:value="0.7811" calcext:value-type="float">
            <text:p>0.7811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.0243" calcext:value-type="float">
            <text:p>1.0243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K=8 todos Connected Graph</text:p>
          </table:table-cell>
          <table:covered-table-cell table:number-columns-repeated="3" table:style-name="ce6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15" office:value-type="string" calcext:value-type="string">
            <text:p>Density</text:p>
          </table:table-cell>
          <table:table-cell table:style-name="ce15" office:value-type="string" calcext:value-type="string">
            <text:p>Diameter</text:p>
          </table:table-cell>
          <table:table-cell table:style-name="ce15" office:value-type="string" calcext:value-type="string">
            <text:p>Average Path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1022" calcext:value-type="float">
            <text:p>0.1022</text:p>
          </table:table-cell>
          <table:table-cell table:style-name="ce6" office:value-type="float" office:value="7.3671" calcext:value-type="float">
            <text:p>7.3671</text:p>
          </table:table-cell>
          <table:table-cell table:style-name="ce6" office:value-type="float" office:value="3.2526" calcext:value-type="float">
            <text:p>3.252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1106" calcext:value-type="float">
            <text:p>0.1106</text:p>
          </table:table-cell>
          <table:table-cell table:style-name="ce5" office:value-type="float" office:value="4.4395" calcext:value-type="float">
            <text:p>4.4395</text:p>
          </table:table-cell>
          <table:table-cell table:style-name="ce5" office:value-type="float" office:value="2.2753" calcext:value-type="float">
            <text:p>2.275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5" office:value-type="float" office:value="0.114" calcext:value-type="float">
            <text:p>0.114</text:p>
          </table:table-cell>
          <table:table-cell table:style-name="ce6" office:value-type="float" office:value="4.8431" calcext:value-type="float">
            <text:p>4.8431</text:p>
          </table:table-cell>
          <table:table-cell table:style-name="ce6" office:value-type="float" office:value="2.4347" calcext:value-type="float">
            <text:p>2.4347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0.1106" calcext:value-type="float">
            <text:p>0.1106</text:p>
          </table:table-cell>
          <table:table-cell table:style-name="ce6" office:value-type="float" office:value="9.0975" calcext:value-type="float">
            <text:p>9.0975</text:p>
          </table:table-cell>
          <table:table-cell table:style-name="ce6" office:value-type="float" office:value="3.2168" calcext:value-type="float">
            <text:p>3.2168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4"/>
          <table:table-cell table:style-name="ce6"/>
          <table:table-cell table:number-columns-repeated="1019"/>
        </table:table-row>
        <table:table-row table:style-name="ro1" table:number-rows-repeated="4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_semi" table:style-name="ta3"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4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Diameter</text:p>
          </table:table-cell>
          <table:table-cell table:style-name="ce2" office:value-type="string" calcext:value-type="string">
            <text:p>Average Path</text:p>
          </table:table-cell>
          <table:table-cell table:number-columns-repeated="3"/>
          <table:table-cell table:style-name="ce4" office:value-type="string" calcext:value-type="string">
            <text:p><text:span text:style-name="T1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263" calcext:value-type="float">
            <text:p>1.3263</text:p>
          </table:table-cell>
          <table:table-cell table:style-name="ce6" office:value-type="float" office:value="0.863" calcext:value-type="float">
            <text:p>0.863</text:p>
          </table:table-cell>
          <table:table-cell table:number-columns-repeated="3"/>
          <table:table-cell table:style-name="ce4" office:value-type="string" calcext:value-type="string">
            <text:p><text:span text:style-name="T1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238" calcext:value-type="float">
            <text:p>1.2238</text:p>
          </table:table-cell>
          <table:table-cell table:style-name="ce5" office:value-type="float" office:value="0.7321" calcext:value-type="float">
            <text:p>0.7321</text:p>
          </table:table-cell>
          <table:table-cell table:number-columns-repeated="3"/>
          <table:table-cell table:style-name="ce4" office:value-type="string" calcext:value-type="string">
            <text:p><text:span text:style-name="T1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.1048" calcext:value-type="float">
            <text:p>1.1048</text:p>
          </table:table-cell>
          <table:table-cell table:style-name="ce6" office:value-type="float" office:value="0.7693" calcext:value-type="float">
            <text:p>0.769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273" calcext:value-type="float">
            <text:p>1.1273</text:p>
          </table:table-cell>
          <table:table-cell table:style-name="ce6" office:value-type="float" office:value="0.8108" calcext:value-type="float">
            <text:p>0.8108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K=13 Connected Graph</text:p>
          </table:table-cell>
          <table:covered-table-cell table:number-columns-repeated="3" table:style-name="ce6"/>
          <table:table-cell table:number-columns-repeated="1020"/>
        </table:table-row>
        <table:table-row table:style-name="ro1">
          <table:table-cell table:style-name="ce2"/>
          <table:table-cell table:style-name="ce15" office:value-type="string" calcext:value-type="string">
            <text:p>Density</text:p>
          </table:table-cell>
          <table:table-cell table:style-name="ce15" office:value-type="string" calcext:value-type="string">
            <text:p>Diameter</text:p>
          </table:table-cell>
          <table:table-cell table:style-name="ce15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Is</text:p>
          </table:table-cell>
          <table:table-cell table:style-name="ce6" office:value-type="float" office:value="0.1758" calcext:value-type="float">
            <text:p>0.1758</text:p>
          </table:table-cell>
          <table:table-cell table:style-name="ce6" office:value-type="float" office:value="6.6071" calcext:value-type="float">
            <text:p>6.6071</text:p>
          </table:table-cell>
          <table:table-cell table:style-name="ce6" office:value-type="float" office:value="2.8521" calcext:value-type="float">
            <text:p>2.852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GGish</text:p>
          </table:table-cell>
          <table:table-cell table:style-name="ce6" office:value-type="float" office:value="0.1789" calcext:value-type="float">
            <text:p>0.1789</text:p>
          </table:table-cell>
          <table:table-cell table:style-name="ce5" office:value-type="float" office:value="4.0081" calcext:value-type="float">
            <text:p>4.0081</text:p>
          </table:table-cell>
          <table:table-cell table:style-name="ce5" office:value-type="float" office:value="1.9074" calcext:value-type="float">
            <text:p>1.907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AMNet</text:p>
          </table:table-cell>
          <table:table-cell table:style-name="ce6" office:value-type="float" office:value="0.1763" calcext:value-type="float">
            <text:p>0.1763</text:p>
          </table:table-cell>
          <table:table-cell table:style-name="ce6" office:value-type="float" office:value="4.4129" calcext:value-type="float">
            <text:p>4.4129</text:p>
          </table:table-cell>
          <table:table-cell table:style-name="ce6" office:value-type="float" office:value="2.3531" calcext:value-type="float">
            <text:p>2.35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NNs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6" office:value-type="float" office:value="4.2764" calcext:value-type="float">
            <text:p>4.2764</text:p>
          </table:table-cell>
          <table:table-cell table:style-name="ce6" office:value-type="float" office:value="2.032" calcext:value-type="float">
            <text:p>2.032</text:p>
          </table:table-cell>
          <table:table-cell table:number-columns-repeated="1020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table:style-name="Default"/>
          <table:table-cell table:style-name="ce17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style-name="ce6"/>
          <table:table-cell table:number-columns-repeated="1019"/>
        </table:table-row>
        <table:table-row table:style-name="ro1" table:number-rows-repeated="4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3:46:00.904737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5-03-03T08:40:11Z</meta:creation-date>
    <dc:date>2025-04-30T15:43:06.358491224</dc:date>
    <meta:editing-cycles>68</meta:editing-cycles>
    <meta:editing-duration>PT10H13M8S</meta:editing-duration>
    <meta:document-statistic meta:table-count="8" meta:cell-count="388" meta:object-count="0"/>
  </office:meta>
</office:document-meta>
</file>